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list-style-name="L1">
      <style:text-properties officeooo:rsid="000e27c0" officeooo:paragraph-rsid="00104c2a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 style:list-style-name="Numerazione_20_UC">
      <style:text-properties officeooo:rsid="000db710" officeooo:paragraph-rsid="0016de9c"/>
    </style:style>
    <style:style style:name="P10" style:family="paragraph" style:parent-style-name="Table_20_Contents">
      <style:text-properties officeooo:rsid="0016de9c" officeooo:paragraph-rsid="0016de9c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a8f29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6de9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Genitore </text:span><text:span text:style-name="T7">Visualizza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Iniziato da : Genitore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27339" text:style-name="Numerazione_20_UC">
              <text:list-item>
                <text:p text:style-name="P12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>2. Il sistema mostra la </text:span><text:span text:style-name="T4">lista <text:s/>dei questionari 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20201" text:style-name="L1">
              <text:list-item>
                <text:p text:style-name="P7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  <text:p text:style-name="P11"><text:span text:style-name="T8">Genitore </text:span><text:span text:style-name="T7">Visualizza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0</meta:editing-cycles>
    <meta:generator>LibreOffice/3.6$Windows_x86 LibreOffice_project/da8c1e6-fd468f4-454e206-f42a4a9-143cfd</meta:generator>
    <dc:date>2012-10-22T20:50:28.10</dc:date>
    <meta:document-statistic meta:table-count="1" meta:image-count="0" meta:object-count="0" meta:page-count="1" meta:paragraph-count="18" meta:word-count="79" meta:character-count="525" meta:non-whitespace-character-count="457"/>
  </office:meta>
</office:document-meta>
</file>